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1bb" officeooo:paragraph-rsid="0002b1bb"/>
    </style:style>
    <style:style style:name="P2" style:family="paragraph" style:parent-style-name="Standard">
      <style:text-properties officeooo:rsid="000c70eb" officeooo:paragraph-rsid="0002b1bb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052f37" officeooo:paragraph-rsid="00052f37" style:font-style-asian="italic" style:font-weight-asian="bold" style:font-style-complex="italic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tyle="italic" fo:font-weight="bold" officeooo:rsid="000f091f" officeooo:paragraph-rsid="000a12f3" style:font-style-asian="italic" style:font-weight-asian="bold" style:font-style-complex="italic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officeooo:rsid="000f091f" officeooo:paragraph-rsid="00052f37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0f091f" officeooo:paragraph-rsid="00052f37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0f091f" officeooo:paragraph-rsid="0008619a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006a053" officeooo:paragraph-rsid="0006a053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06a053" officeooo:paragraph-rsid="000a12f3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06a053" officeooo:paragraph-rsid="0009c89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52f37" officeooo:paragraph-rsid="00052f37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052f37" officeooo:paragraph-rsid="00052f37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08619a" officeooo:paragraph-rsid="0009c890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tyle="normal" fo:font-weight="bold" officeooo:rsid="00052f37" officeooo:paragraph-rsid="00052f37" style:font-style-asian="normal" style:font-weight-asian="bold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tyle="normal" fo:font-weight="bold" officeooo:rsid="0006a053" officeooo:paragraph-rsid="0006a053" style:font-style-asian="normal" style:font-weight-asian="bold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tyle="normal" fo:font-weight="normal" officeooo:rsid="000f091f" officeooo:paragraph-rsid="00052f37" style:font-style-asian="normal" style:font-weight-asian="normal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style="normal" fo:font-weight="normal" officeooo:rsid="0006a053" officeooo:paragraph-rsid="0006a053" style:font-style-asian="normal" style:font-weight-asian="normal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tyle="normal" fo:font-weight="normal" officeooo:rsid="0006a053" officeooo:paragraph-rsid="000a12f3" style:font-style-asian="normal" style:font-weight-asian="normal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tyle="normal" fo:font-weight="normal" officeooo:rsid="000b2bca" officeooo:paragraph-rsid="000b2bca" style:font-style-asian="normal" style:font-weight-asian="normal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officeooo:rsid="0006a053" officeooo:paragraph-rsid="0006a053"/>
    </style:style>
    <style:style style:name="P21" style:family="paragraph" style:parent-style-name="Table_20_Contents">
      <style:paragraph-properties fo:text-align="start" style:justify-single-word="false"/>
      <style:text-properties officeooo:rsid="0006a053" officeooo:paragraph-rsid="0008619a"/>
    </style:style>
    <style:style style:name="P22" style:family="paragraph" style:parent-style-name="Table_20_Contents">
      <style:paragraph-properties fo:text-align="start" style:justify-single-word="false"/>
      <style:text-properties officeooo:rsid="0006a053" officeooo:paragraph-rsid="0009c890"/>
    </style:style>
    <style:style style:name="P23" style:family="paragraph" style:parent-style-name="Table_20_Contents">
      <style:paragraph-properties fo:text-align="start" style:justify-single-word="false"/>
      <style:text-properties officeooo:rsid="0006a053" officeooo:paragraph-rsid="000a12f3"/>
    </style:style>
    <style:style style:name="P24" style:family="paragraph" style:parent-style-name="Table_20_Contents">
      <style:paragraph-properties fo:text-align="start" style:justify-single-word="false"/>
      <style:text-properties officeooo:rsid="0006a053" officeooo:paragraph-rsid="000b2bca"/>
    </style:style>
    <style:style style:name="P25" style:family="paragraph" style:parent-style-name="Table_20_Contents">
      <style:paragraph-properties fo:text-align="start" style:justify-single-word="false"/>
      <style:text-properties fo:font-weight="normal" officeooo:rsid="000f091f" officeooo:paragraph-rsid="00052f37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weight="normal" officeooo:rsid="000a12f3" officeooo:paragraph-rsid="0006a053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weight="normal" officeooo:rsid="000a12f3" officeooo:paragraph-rsid="000a12f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619a" style:font-weight-asian="bold" style:font-weight-complex="bold"/>
    </style:style>
    <style:style style:name="T3" style:family="text">
      <style:text-properties fo:font-weight="bold" officeooo:rsid="0009c890" style:font-weight-asian="bold" style:font-weight-complex="bold"/>
    </style:style>
    <style:style style:name="T4" style:family="text">
      <style:text-properties fo:font-weight="bold" officeooo:rsid="000a12f3" style:font-weight-asian="bold" style:font-weight-complex="bold"/>
    </style:style>
    <style:style style:name="T5" style:family="text">
      <style:text-properties fo:font-weight="bold" officeooo:rsid="000b2bca" style:font-weight-asian="bold" style:font-weight-complex="bold"/>
    </style:style>
    <style:style style:name="T6" style:family="text">
      <style:text-properties fo:font-weight="bold" officeooo:rsid="000c616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cd13" style:font-weight-asian="normal" style:font-weight-complex="normal"/>
    </style:style>
    <style:style style:name="T9" style:family="text">
      <style:text-properties fo:font-weight="normal" officeooo:rsid="0010e55b" style:font-weight-asian="normal" style:font-weight-complex="normal"/>
    </style:style>
    <style:style style:name="T10" style:family="text">
      <style:text-properties fo:font-weight="normal" officeooo:rsid="0008619a" style:font-weight-asian="normal" style:font-weight-complex="normal"/>
    </style:style>
    <style:style style:name="T11" style:family="text">
      <style:text-properties fo:font-weight="normal" officeooo:rsid="0009c890" style:font-weight-asian="normal" style:font-weight-complex="normal"/>
    </style:style>
    <style:style style:name="T12" style:family="text">
      <style:text-properties fo:font-weight="normal" officeooo:rsid="000a12f3" style:font-weight-asian="normal" style:font-weight-complex="normal"/>
    </style:style>
    <style:style style:name="T13" style:family="text">
      <style:text-properties fo:font-weight="normal" officeooo:rsid="000b2bca" style:font-weight-asian="normal" style:font-weight-complex="normal"/>
    </style:style>
    <style:style style:name="T14" style:family="text">
      <style:text-properties fo:font-weight="normal" officeooo:rsid="000c6161" style:font-weight-asian="normal" style:font-weight-complex="normal"/>
    </style:style>
    <style:style style:name="T15" style:family="text">
      <style:text-properties fo:font-weight="normal" officeooo:rsid="000d537d" style:font-weight-asian="normal" style:font-weight-complex="normal"/>
    </style:style>
    <style:style style:name="T16" style:family="text">
      <style:text-properties fo:font-weight="normal" officeooo:rsid="000d559a" style:font-weight-asian="normal" style:font-weight-complex="normal"/>
    </style:style>
    <style:style style:name="T17" style:family="text">
      <style:text-properties officeooo:rsid="0021cd13"/>
    </style:style>
    <style:style style:name="T18" style:family="text">
      <style:text-properties officeooo:rsid="000a12f3"/>
    </style:style>
    <style:style style:name="T19" style:family="text">
      <style:text-properties fo:font-style="normal" fo:font-weight="normal" officeooo:rsid="000b2bca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d537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officeooo:rsid="000b2bca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a Fronteira Sul – UFFS </text:p>
      <text:p text:style-name="P2">Componente Curricular: Planejamento e gestão de projetos. </text:p>
      <text:p text:style-name="P2">Professora: Raquel Aparecida Pegoraro. </text:p>
      <text:p text:style-name="P2">Alunos: Alesom, João Pedro, Kétly, Matheus e Vladimir.</text:p>
      <text:p text:style-name="P2"/>
      <text:p text:style-name="P3">BDD SPRINT 2</text:p>
      <text:p text:style-name="P3"/>
      <text:p text:style-name="P3"/>
      <text:p text:style-name="P11">HISTÓRIA 1</text:p>
      <text:p text:style-name="P5"><text:span text:style-name="T1">Como</text:span> aluno/monitor/professor</text:p>
      <text:p text:style-name="P5"><text:span text:style-name="T1">eu preciso</text:span> realizar peguntas</text:p>
      <text:p text:style-name="P5"><text:span text:style-name="T1">para </text:span><text:span text:style-name="T7">sanar minhas dúvidas.</text:span></text:p>
      <text:p text:style-name="P6"/>
      <text:p text:style-name="P20"><text:span text:style-name="T1">Cenário 1: </text:span><text:span text:style-name="T2">aluno/monitor/professor realizou pergunta corretamente</text:span></text:p>
      <text:p text:style-name="P20"><text:span text:style-name="T1">Dado:</text:span><text:span text:style-name="T7"> </text:span><text:span text:style-name="T10">o aluno/monitor/professor realizar pergunta com campo de pergunta preenchido</text:span></text:p>
      <text:p text:style-name="P20"><text:span text:style-name="T1">Quando: </text:span><text:span text:style-name="T10">ao clicar em submeter pergunta</text:span></text:p>
      <text:p text:style-name="P20"><text:span text:style-name="T1">Então:</text:span><text:span text:style-name="T7"> </text:span><text:span text:style-name="T10">adicionar a pergunta à tabela de perguntas no banco de dados</text:span></text:p>
      <text:p text:style-name="P20"><text:span text:style-name="T10"><text:tab/></text:span><text:span text:style-name="T2">E</text:span><text:span text:style-name="T10"> atualizar a grade de perguntas/ inserir pergunta na grade</text:span></text:p>
      <text:p text:style-name="P8"/>
      <text:p text:style-name="P21"><text:span text:style-name="T1">Cenário </text:span><text:span text:style-name="T2">2</text:span><text:span text:style-name="T1">: </text:span><text:span text:style-name="T2">aluno/monitor/professor realizou pergunta em branco</text:span></text:p>
      <text:p text:style-name="P21"><text:span text:style-name="T1">Dado:</text:span><text:span text:style-name="T7"> </text:span><text:span text:style-name="T10">o aluno/monitor/professor realiza pergunta com campo em branco</text:span></text:p>
      <text:p text:style-name="P21"><text:span text:style-name="T1">Quando: </text:span><text:span text:style-name="T10">ao clicar em submeter pergunta</text:span></text:p>
      <text:p text:style-name="P21"><text:span text:style-name="T1">Então: </text:span><text:span text:style-name="T10">apresentar mensagem ao usuário informando que não pode ser submetida uma pergunta em branco</text:span></text:p>
      <text:p text:style-name="P7"/>
      <text:p text:style-name="P6"/>
      <text:p text:style-name="P11">HISTÓRIA 2</text:p>
      <text:p text:style-name="P5"><text:span text:style-name="T1">Como</text:span> aluno/monitor/professor</text:p>
      <text:p text:style-name="P5"><text:span text:style-name="T1">eu preciso</text:span> responder perguntas</text:p>
      <text:p text:style-name="P5"><text:span text:style-name="T1">para</text:span> auxiliar meus colegas em suas dúvidas e exercitar meu conhecimento.</text:p>
      <text:p text:style-name="P5"/>
      <text:p text:style-name="P22"><text:span text:style-name="T1">Cenário 1: </text:span><text:span text:style-name="T2">aluno/monitor/professor realizou </text:span><text:span text:style-name="T3">resposta</text:span><text:span text:style-name="T2"> corretamente</text:span></text:p>
      <text:p text:style-name="P22"><text:span text:style-name="T1">Dado:</text:span><text:span text:style-name="T7"> </text:span><text:span text:style-name="T10">o aluno/monitor/professor </text:span><text:span text:style-name="T11">responder uma</text:span><text:span text:style-name="T10"> pergunta com campo de </text:span><text:span text:style-name="T11">resposta</text:span><text:span text:style-name="T10"> preenchido</text:span></text:p>
      <text:p text:style-name="P22"><text:span text:style-name="T1">Quando: </text:span><text:span text:style-name="T10">ao clicar em submeter </text:span><text:span text:style-name="T11">resposta</text:span></text:p>
      <text:p text:style-name="P22"><text:span text:style-name="T1">Então:</text:span><text:span text:style-name="T7"> </text:span><text:span text:style-name="T10">adicionar a </text:span><text:span text:style-name="T11">resposta</text:span><text:span text:style-name="T10"> à tabela de </text:span><text:span text:style-name="T11">respostas</text:span><text:span text:style-name="T10"> no banco de dados</text:span></text:p>
      <text:p text:style-name="P22"><text:span text:style-name="T10"><text:tab/></text:span><text:span text:style-name="T2">E</text:span><text:span text:style-name="T10"> atualizar a </text:span><text:span text:style-name="T11">listagem de respostas associadas a pergunta respondida</text:span></text:p>
      <text:p text:style-name="P10"/>
      <text:p text:style-name="P22"><text:span text:style-name="T1">Cenário </text:span><text:span text:style-name="T2">2</text:span><text:span text:style-name="T1">: </text:span><text:span text:style-name="T2">aluno/monitor/professor realizou </text:span><text:span text:style-name="T3">resposta</text:span><text:span text:style-name="T2"> em branco</text:span></text:p>
      <text:p text:style-name="P22"><text:span text:style-name="T1">Dado:</text:span><text:span text:style-name="T7"> </text:span><text:span text:style-name="T10">o aluno/monitor/professor realiza </text:span><text:span text:style-name="T11">resposta</text:span><text:span text:style-name="T10"> com campo em branco</text:span></text:p>
      <text:p text:style-name="P22"><text:span text:style-name="T1">Quando: </text:span><text:span text:style-name="T10">ao clicar em submeter </text:span><text:span text:style-name="T11">resposta</text:span></text:p>
      <text:p text:style-name="P22"><text:span text:style-name="T1">Então: </text:span><text:span text:style-name="T10">apresentar mensagem ao usuário informando que não pode ser submetida uma </text:span><text:span text:style-name="T11">resposta</text:span><text:span text:style-name="T10"> em branco</text:span></text:p>
      <text:p text:style-name="P13"/>
      <text:p text:style-name="P11">HISTÓRIA 3</text:p>
      <text:p text:style-name="P5"><text:span text:style-name="T1">Como</text:span> aluno/monitor/professor</text:p>
      <text:p text:style-name="P5"><text:span text:style-name="T1">eu preciso</text:span> visualizar perguntas e respostas</text:p>
      <text:p text:style-name="P6">para <text:span text:style-name="T7">poder realizar contribuições.</text:span></text:p>
      <text:p text:style-name="P25"/>
      <text:p text:style-name="P23"><text:span text:style-name="T1">Cenário 1: </text:span><text:span text:style-name="T2">aluno/monitor/professor </text:span><text:span text:style-name="T4">visualiza uma pergunta estando logado</text:span></text:p>
      <text:p text:style-name="P23"><text:span text:style-name="T1">Dado: </text:span><text:span text:style-name="T10">o aluno/monitor/professor </text:span><text:span text:style-name="T12">está logado e em sua página inicial</text:span></text:p>
      <text:p text:style-name="P20"><text:span text:style-name="T1">Quando:</text:span><text:span text:style-name="T7"> </text:span><text:span text:style-name="T12">ao clicar em uma pergunta</text:span></text:p>
      <text:p text:style-name="P8">Então: <text:span text:style-name="T12">redireciona para a página da pergunta</text:span></text:p>
      <text:p text:style-name="P26"><text:soft-page-break/><text:tab/>E mostra a pergunta completa</text:p>
      <text:p text:style-name="P26"><text:tab/>E mostra as respostas associadas à pergunta selecionada</text:p>
      <text:p text:style-name="P26"><text:tab/>E mostra opção para responder a pergunta</text:p>
      <text:p text:style-name="P26"/>
      <text:p text:style-name="P23"><text:span text:style-name="T1">Cenário </text:span><text:span text:style-name="T4">2</text:span><text:span text:style-name="T1">: </text:span><text:span text:style-name="T2">aluno/monitor/professor </text:span><text:span text:style-name="T4">visualiza uma pergunta não estando logado</text:span></text:p>
      <text:p text:style-name="P23"><text:span text:style-name="T1">Dado: </text:span><text:span text:style-name="T10">o aluno/monitor/professor </text:span><text:span text:style-name="T12">não está logado e está na página inicial do site</text:span></text:p>
      <text:p text:style-name="P23"><text:span text:style-name="T1">Quando:</text:span><text:span text:style-name="T7"> </text:span><text:span text:style-name="T12">ao clicar em uma pergunta</text:span></text:p>
      <text:p text:style-name="P9">Então: <text:span text:style-name="T12">redireciona para a página da pergunta</text:span></text:p>
      <text:p text:style-name="P27"><text:tab/>E mostra a pergunta completa</text:p>
      <text:p text:style-name="P27"><text:tab/>E mostra as respostas associadas à pergunta selecionada</text:p>
      <text:p text:style-name="P26"/>
      <text:p text:style-name="P23"><text:span text:style-name="T1">Cenário </text:span><text:span text:style-name="T4">3</text:span><text:span text:style-name="T1">: </text:span><text:span text:style-name="T2">aluno/monitor/professor </text:span><text:span text:style-name="T4">visualiza uma resposta</text:span></text:p>
      <text:p text:style-name="P23"><text:span text:style-name="T1">Dado: </text:span><text:span text:style-name="T10">o aluno/monitor/professor </text:span><text:span text:style-name="T12">está na página de uma pergunta</text:span></text:p>
      <text:p text:style-name="P23"><text:span text:style-name="T1">Quando:</text:span><text:span text:style-name="T7"> </text:span><text:span text:style-name="T12">ao clicar em uma resposta</text:span></text:p>
      <text:p text:style-name="P9">Então: <text:span text:style-name="T12">expande a resposta de forma a mostrar todo seu conteúdo</text:span></text:p>
      <text:p text:style-name="P26"/>
      <text:p text:style-name="P12"/>
      <text:p text:style-name="P11">HISTÓRIA 4</text:p>
      <text:p text:style-name="P5"><text:span text:style-name="T1">Como</text:span> aluno/monitor/professor</text:p>
      <text:p text:style-name="P5"><text:span text:style-name="T1">eu preciso</text:span> logar no sistema</text:p>
      <text:p text:style-name="P16"><text:span text:style-name="T1">para</text:span> identificar o perfil do usuário.</text:p>
      <text:p text:style-name="P16"/>
      <text:p text:style-name="P20"><text:span text:style-name="T1">Cenário 1: </text:span><text:span text:style-name="T4">aluno/monitor/professor loga corretamente</text:span></text:p>
      <text:p text:style-name="P20"><text:span text:style-name="T1">Dado: </text:span><text:span text:style-name="T12">aluno/monitor/professor está cadastrado no banco E digita seus dados corretamente no formulário de login</text:span></text:p>
      <text:p text:style-name="P20"><text:span text:style-name="T1">Quando: </text:span><text:span text:style-name="T12">ao clicar em entrar</text:span></text:p>
      <text:p text:style-name="P17"><text:span text:style-name="T1">Então: </text:span><text:span text:style-name="T18">redireciona para a página inicial do usuário</text:span></text:p>
      <text:p text:style-name="P15"/>
      <text:p text:style-name="P23"><text:span text:style-name="T1">Cenário </text:span><text:span text:style-name="T4">2</text:span><text:span text:style-name="T1">: </text:span><text:span text:style-name="T4">aluno/monitor/professor erra usuário ou senha OU não é usuário válido</text:span></text:p>
      <text:p text:style-name="P23"><text:span text:style-name="T1">Dado: </text:span><text:span text:style-name="T12">aluno/monitor/professor não está cadastrado no banco OU digita seus dados </text:span><text:span text:style-name="T13">incorretamente</text:span><text:span text:style-name="T12"> no formulário de login</text:span></text:p>
      <text:p text:style-name="P23"><text:span text:style-name="T1">Quando: </text:span><text:span text:style-name="T12">ao clicar em entrar</text:span></text:p>
      <text:p text:style-name="P18"><text:span text:style-name="T1">Então: </text:span><text:span text:style-name="T18">apresenta mensagem de erro informando que seus dados estão incorretos</text:span></text:p>
      <text:p text:style-name="P4"/>
      <text:p text:style-name="P14">HISTÓRIA 11</text:p>
      <text:p text:style-name="P5"><text:span text:style-name="T1">Como</text:span> aluno/monitor/professor</text:p>
      <text:p text:style-name="P5"><text:span text:style-name="T1">eu preciso</text:span> <text:span text:style-name="T17">de uma página inicial</text:span></text:p>
      <text:p text:style-name="P6">para <text:span text:style-name="T8">me guiar pelo sistema</text:span><text:span text:style-name="T9">.</text:span></text:p>
      <text:p text:style-name="P1"/>
      <text:p text:style-name="P20"><text:span text:style-name="T1">Cenário 1: </text:span><text:span text:style-name="T5">aluno/monitor/professor redirecionado para sua página inicial</text:span></text:p>
      <text:p text:style-name="P20"><text:span text:style-name="T1">Dado: </text:span><text:span text:style-name="T14">aluno/professo/monitor </text:span><text:span text:style-name="T15">teve login confirmado OU já está logado no sistema</text:span></text:p>
      <text:p text:style-name="P20"><text:span text:style-name="T1">Quando: </text:span><text:span text:style-name="T13">ao </text:span><text:span text:style-name="T14">realizar login OU clicar em página inicial</text:span></text:p>
      <text:p text:style-name="P24"><text:span text:style-name="T1">Então: </text:span><text:span text:style-name="T19">carregar </text:span><text:span text:style-name="T20">o grid com as últimas perguntas realizadas</text:span></text:p>
      <text:p text:style-name="P19"/>
      <text:p text:style-name="P24"><text:span text:style-name="T1">Cenário </text:span><text:span text:style-name="T5">2</text:span><text:span text:style-name="T1">: </text:span><text:span text:style-name="T5">aluno/monitor/professor </text:span><text:span text:style-name="T6">acessa o</text:span><text:span text:style-name="T5"> site sem estar logado</text:span></text:p>
      <text:p text:style-name="P24"><text:span text:style-name="T1">Dado: </text:span><text:span text:style-name="T14">aluno/</text:span><text:span text:style-name="T16">monitor</text:span><text:span text:style-name="T14">/professor </text:span><text:span text:style-name="T15">não está no site E não estava logado nesse</text:span></text:p>
      <text:p text:style-name="P24"><text:span text:style-name="T1">Quando: </text:span><text:span text:style-name="T13">ao </text:span><text:span text:style-name="T15">acessar o site</text:span></text:p>
      <text:p text:style-name="P24"><text:span text:style-name="T21">Então: </text:span><text:span text:style-name="T19">carregar </text:span><text:span text:style-name="T20">a página inicial do site para visitantes não logad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08:39:09.632001294</meta:creation-date>
    <dc:date>2016-09-21T09:04:33.076591404</dc:date>
    <meta:editing-duration>PT50M10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2" meta:paragraph-count="76" meta:word-count="547" meta:character-count="3831" meta:non-whitespace-character-count="3349"/>
  </office:meta>
</office:document-meta>
</file>